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fo:min-height="0.935cm"/>
    </style:style>
    <style:style style:name="gr2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loext:graphic-properties draw:fill="none" draw:fill-color="#ffffff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907cm" svg:height="1.185cm" svg:x="4.556cm" svg:y="1.085cm">
          <draw:text-box>
            <text:p><text:a xlink:href="https://www.draw.io/?state=%7B%22folderId%22:%221K4EuyHVkMLgPvCh1T9qOORwTr111-9vy%22,%22action%22:%22create%22,%22userId%22:%22111666741022049525256%22%7D#G1obCwnX8wxBl5UKxMLvgm5UAlkXDWwZO9" xlink:type="simple">Đang vẽ thử ở drawIo hg.dzungGmail</text:a></text:p>
          </draw:text-box>
        </draw:frame>
        <draw:frame draw:style-name="gr2" draw:text-style-name="P3" draw:layer="layout" svg:width="4.445cm" svg:height="1.905cm" svg:x="1.889cm" svg:y="3.286cm">
          <draw:text-box>
            <text:p text:style-name="P2"><text:span text:style-name="T1">MayIn</text:span></text:p>
            <text:p text:style-name="P2"><text:span text:style-name="T2">+ Id: integer</text:span></text:p>
          </draw:text-box>
        </draw:frame>
        <draw:frame draw:style-name="gr2" draw:text-style-name="P3" draw:layer="layout" svg:width="4.445cm" svg:height="1.905cm" svg:x="7.858cm" svg:y="3.286cm">
          <draw:text-box>
            <text:p text:style-name="P2"><text:span text:style-name="T1">ThoIn</text:span></text:p>
            <text:p text:style-name="P2"><text:span text:style-name="T2">+ Id: integer</text:span></text:p>
            <text:p text:style-name="P2"><text:span text:style-name="T2">+ MaSoNhanVien</text:span></text:p>
          </draw:text-box>
        </draw:frame>
        <draw:frame draw:style-name="gr2" draw:text-style-name="P3" draw:layer="layout" svg:width="4.445cm" svg:height="2.147cm" svg:x="1.762cm" svg:y="7.096cm">
          <draw:text-box>
            <text:p text:style-name="P2"><text:span text:style-name="T1">NhatKyMayIn</text:span></text:p>
            <text:p text:style-name="P2"><text:span text:style-name="T2">+ ID: integer</text:span></text:p>
            <text:p text:style-name="P2"><text:span text:style-name="T2">+ Ngay: Date</text:span></text:p>
            <text:p text:style-name="P2"><text:span text:style-name="T2">+ CounterBatDa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09-13T21:48:20.588000000</dc:date>
    <meta:editing-duration>PT3M49S</meta:editing-duration>
    <meta:editing-cycles>2</meta:editing-cycles>
    <meta:document-statistic meta:object-count="4"/>
  </office:meta>
</office:document-meta>
</file>